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-Locatiegegevens op android moeten aan staan anders crashed de app dus checkn</text:p>
      <text:p text:style-name="Standard">-splash screen maken</text:p>
      <text:p text:style-name="Standard">-automatisch csv maken en uploaden naar google fusion tables</text:p>
      <text:p text:style-name="Standard">-android app power use checken, <text:a xlink:type="simple" xlink:href="https://github.com/msg555/PowerTutor">https://github.com/msg555/PowerTutor</text:a></text:p>
      <text:p text:style-name="Standard">-beveiliging database</text:p>
      <text:p text:style-name="Standard"/>
      <text:p text:style-name="Standard"/>
      <text:p text:style-name="Standard">LOG:</text:p>
      <text:p text:style-name="P1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P1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P1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nieuwe tabel2 maken van tabel1:</text:p>
      <text:p text:style-name="Standard"><text:soft-page-break/>elke locatie een rij in de tabel met user, longtitude, latitude, adres</text:p>
      <text:p text:style-name="Standard">dit opslaan in csv en deze csv in google fusion tables zetten</text:p>
      <text:p text:style-name="Standard"/>
      <text:p text:style-name="P1">Vrijdag 21 Juni:</text:p>
      <text:p text:style-name="Standard"/>
      <text:p text:style-name="Standard">Logo gemaakt</text:p>
      <text:p text:style-name="Standard">bezig geweest met database sorteren, waren wat problemen (niet up to dat versie, lib moest geimporteerd worden, kon niet connecten met database).</text:p>
      <text:p text:style-name="Standard"><text:a xlink:type="simple" xlink:href="https://developers.google.com/fusiontables/docs/samples/multiple_layers_per_map">https://developers.google.com/fusiontables/docs/samples/multiple_layers_per_map</text:a></text:p>
      <text:p text:style-name="Standard">tutorial gedaan voor fusion tables, csv van database met longitude en latitude → automatisch een map voor visualisatie.</text:p>
      <text:p text:style-name="Standard"/>
      <text:p text:style-name="P1">Zondag 23 Juni:</text:p>
      <text:p text:style-name="Standard">mysql database export naar csv en ingeladen in google fusion tables, werkt goed</text:p>
      <text:p text:style-name="Standard">Database sorteren verwijdert nu data als deze die heeft gesort.</text:p>
      <text:p text:style-name="Standard">Betere sorteddatabase, minder nutteloze stukken string in address en accountname</text:p>
      <text:p text:style-name="Standard"/>
      <text:p text:style-name="Standard">Locatiegegevens op android moeten aan staan anders crashed de app dus checkn</text:p>
      <text:p text:style-name="Standard"><text:a xlink:type="simple" xlink:href="http://hedgehogjim.wordpress.com/2013/03/20/programmatically-enable-android-location-services/">http://hedgehogjim.wordpress.com/2013/03/20/programmatically-enable-android-location-services/</text:a></text:p>
      <text:p text:style-name="Standard"><text:a xlink:type="simple" xlink:href="http://stackoverflow.com/questions/10311834/android-dev-how-to-check-if-location-services-are-enabled">http://stackoverflow.com/questions/10311834/android-dev-how-to-check-if-location-services-are-enabled</text:a></text:p>
      <text:p text:style-name="Standard"/>
      <text:p text:style-name="Standard"/>
      <text:p text:style-name="Standard"/>
      <text:p text:style-name="Standard">Planning:</text:p>
      <text:p text:style-name="Standard">Maandag:</text:p>
      <text:p text:style-name="Standard">bluetooth mergen</text:p>
      <text:p text:style-name="Standard">betere database in google fusion tables in google maps zetten/route maken per user</text:p>
      <text:p text:style-name="Standard">formules per user maken en comparen PART I</text:p>
      <text:p text:style-name="Standard">bluetooth file transfer PART</text:p>
      <text:p text:style-name="Standard"/>
      <text:p text:style-name="Standard"/>
      <text:p text:style-name="Standard">Dinsdag:</text:p>
      <text:p text:style-name="Standard">bluetooth file transfer PART II</text:p>
      <text:p text:style-name="Standard">formules per user maken en comparen PART II</text:p>
      <text:p text:style-name="Standard">Poster maken</text:p>
      <text:p text:style-name="Standard"/>
      <text:p text:style-name="Standard">Woensdag:</text:p>
      <text:p text:style-name="Standard">bluetooth file transfer PART III</text:p>
      <text:p text:style-name="Standard">formules per user maken en comparen PART III</text:p>
      <text:p text:style-name="Standard">Betere GUI</text:p>
      <text:p text:style-name="Standard"/>
      <text:p text:style-name="Standard">Donderdag:</text:p>
      <text:p text:style-name="Standard">bluetooth file transfer PART IV</text:p>
      <text:p text:style-name="Standard">formules per user maken en comparen PART IV</text:p>
      <text:p text:style-name="Standard">Betere GUI</text:p>
      <text:p text:style-name="Standard">Presentatie voorbereid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23T21:34:34</dc:date>
    <meta:editing-duration>PT3H20M1S</meta:editing-duration>
    <meta:editing-cycles>32</meta:editing-cycles>
    <meta:generator>LibreOffice/3.4$Unix LibreOffice_project/340m1$Build-402</meta:generator>
    <dc:creator>Manor Chur</dc:creator>
    <meta:document-statistic meta:table-count="0" meta:image-count="0" meta:object-count="0" meta:page-count="2" meta:paragraph-count="66" meta:word-count="382" meta:character-count="2931" meta:non-whitespace-character-count="2613"/>
  </office:meta>
</office:document-meta>
</file>